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" svg:font-family="Calibr"/>
    <style:font-face style:name="Helvetica Neue" svg:font-family="'Helvetica Neue', Helvetica, Arial, sans-serif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212121" style:font-name="Calibri" fo:font-size="12pt" fo:letter-spacing="normal" fo:font-style="normal" style:text-underline-style="none" fo:font-weight="normal" officeooo:rsid="0002bae5" officeooo:paragraph-rsid="0002bae5" style:font-style-asian="italic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212121" style:font-name="Calibri" fo:font-size="12pt" fo:letter-spacing="normal" fo:font-style="normal" style:text-underline-style="none" fo:font-weight="normal" officeooo:rsid="00061953" officeooo:paragraph-rsid="00079aa4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12121" style:font-name="Calibri" fo:font-size="12pt" fo:letter-spacing="normal" fo:font-style="normal" style:text-underline-style="none" fo:font-weight="normal" officeooo:rsid="000c9383" officeooo:paragraph-rsid="000c9383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212121" style:font-name="Calibri" fo:font-size="12pt" fo:letter-spacing="normal" fo:font-style="normal" style:text-underline-style="none" fo:font-weight="normal" officeooo:rsid="0002e2eb" officeooo:paragraph-rsid="0002e2eb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212121" style:font-name="Calibri" fo:font-size="12pt" fo:letter-spacing="normal" fo:font-style="normal" style:text-underline-style="solid" style:text-underline-width="auto" style:text-underline-color="font-color" fo:font-weight="normal" officeooo:rsid="00061953" officeooo:paragraph-rsid="00061953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12121" style:font-name="Calibri" fo:font-size="12pt" fo:letter-spacing="normal" fo:font-style="normal" style:text-underline-style="solid" style:text-underline-width="auto" style:text-underline-color="font-color" fo:font-weight="normal" officeooo:rsid="000c9383" officeooo:paragraph-rsid="000c9383" style:font-style-asian="italic" style:font-style-complex="italic"/>
    </style:style>
    <style:style style:name="P7" style:family="paragraph" style:parent-style-name="Standard">
      <style:text-properties style:font-name="Calibri" officeooo:rsid="0002bae5" officeooo:paragraph-rsid="0002bae5"/>
    </style:style>
    <style:style style:name="P8" style:family="paragraph" style:parent-style-name="Standard">
      <style:paragraph-properties fo:text-align="start" style:justify-single-word="false"/>
      <style:text-properties style:font-name="Calibri" style:text-underline-style="none" officeooo:rsid="0002bae5" officeooo:paragraph-rsid="0002bae5"/>
    </style:style>
    <style:style style:name="P9" style:family="paragraph" style:parent-style-name="Standard">
      <style:paragraph-properties fo:text-align="center" style:justify-single-word="false"/>
      <style:text-properties style:font-name="Calibri" style:text-underline-style="none" officeooo:rsid="0002bae5" officeooo:paragraph-rsid="0002bae5"/>
    </style:style>
    <style:style style:name="P10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officeooo:rsid="0002bae5" officeooo:paragraph-rsid="0002bae5"/>
    </style:style>
    <style:style style:name="P11" style:family="paragraph" style:parent-style-name="Standard">
      <style:text-properties style:font-name="Calibr" fo:font-style="normal" style:text-underline-style="solid" style:text-underline-width="auto" style:text-underline-color="font-color" officeooo:paragraph-rsid="00079aa4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12121" style:font-name="Calibri" fo:font-size="12pt" fo:letter-spacing="normal" fo:font-style="normal" style:text-underline-style="solid" style:text-underline-width="auto" style:text-underline-color="font-color" fo:font-weight="normal" officeooo:rsid="0002bae5" officeooo:paragraph-rsid="0002bae5" style:font-style-asian="italic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12121" style:font-name="Calibri" fo:font-size="12pt" fo:letter-spacing="normal" fo:font-style="normal" style:text-underline-style="solid" style:text-underline-width="auto" style:text-underline-color="font-color" fo:font-weight="normal" officeooo:rsid="00148680" officeooo:paragraph-rsid="00148680" style:font-style-asian="italic" style:font-style-complex="italic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12121" style:font-name="Calibri" fo:font-size="12pt" fo:letter-spacing="normal" fo:font-style="normal" style:text-underline-style="none" fo:font-weight="normal" officeooo:rsid="0011e44d" officeooo:paragraph-rsid="0013a175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12121" style:font-name="Calibri" fo:font-size="12pt" fo:letter-spacing="normal" fo:font-style="normal" style:text-underline-style="none" fo:font-weight="normal" officeooo:rsid="0013a175" officeooo:paragraph-rsid="0018b926" style:font-style-asian="italic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12121" style:font-name="Calibri" fo:font-size="12pt" fo:letter-spacing="normal" fo:font-style="normal" style:text-underline-style="none" fo:font-weight="normal" officeooo:rsid="00061953" officeooo:paragraph-rsid="0013a175" style:font-style-asian="italic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12121" style:font-name="Calibri" fo:font-size="12pt" fo:letter-spacing="normal" fo:font-style="normal" style:text-underline-style="none" fo:font-weight="normal" officeooo:rsid="00061953" officeooo:paragraph-rsid="00079aa4" style:font-style-asian="italic" style:font-style-complex="italic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12121" style:font-name="Calibri" fo:font-size="12pt" fo:letter-spacing="normal" fo:font-style="normal" style:text-underline-style="none" fo:font-weight="normal" officeooo:rsid="00061953" officeooo:paragraph-rsid="00061953" style:font-style-asian="italic" style:font-style-complex="italic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12121" style:font-name="Calibri" fo:font-size="12pt" fo:letter-spacing="normal" fo:font-style="normal" style:text-underline-style="none" fo:font-weight="normal" officeooo:rsid="00061953" officeooo:paragraph-rsid="001de505" style:font-style-asian="italic" style:font-style-complex="italic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212121" style:font-name="Calibri" fo:font-size="12pt" fo:letter-spacing="normal" fo:font-style="normal" style:text-underline-style="none" fo:font-weight="normal" officeooo:rsid="001ad053" officeooo:paragraph-rsid="001ad053" style:font-style-asian="italic" style:font-style-complex="italic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212121" style:font-name="Calibri" fo:font-size="12pt" fo:letter-spacing="normal" fo:font-style="normal" style:text-underline-style="none" fo:font-weight="normal" officeooo:rsid="001b901b" officeooo:paragraph-rsid="001b901b" style:font-style-asian="italic" style:font-style-complex="italic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212121" style:font-name="Calibri" fo:font-size="12pt" fo:letter-spacing="normal" fo:font-style="normal" style:text-underline-style="none" fo:font-weight="normal" officeooo:rsid="00079aa4" officeooo:paragraph-rsid="00148680" style:font-size-asian="12pt" style:font-style-asian="italic" style:font-size-complex="12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Calibri" style:text-underline-style="none" officeooo:rsid="0002bae5" officeooo:paragraph-rsid="0002bae5"/>
    </style:style>
    <style:style style:name="P24" style:family="paragraph" style:parent-style-name="Standard">
      <style:text-properties style:font-name="Calibri" officeooo:rsid="0002bae5" officeooo:paragraph-rsid="0002bae5"/>
    </style:style>
    <style:style style:name="T1" style:family="text">
      <style:text-properties officeooo:rsid="0002e2eb"/>
    </style:style>
    <style:style style:name="T2" style:family="text">
      <style:text-properties officeooo:rsid="00079aa4"/>
    </style:style>
    <style:style style:name="T3" style:family="text">
      <style:text-properties fo:color="#000000"/>
    </style:style>
    <style:style style:name="T4" style:family="text">
      <style:text-properties officeooo:rsid="000d6e9a"/>
    </style:style>
    <style:style style:name="T5" style:family="text">
      <style:text-properties officeooo:rsid="000dc292"/>
    </style:style>
    <style:style style:name="T6" style:family="text">
      <style:text-properties officeooo:rsid="0013a175"/>
    </style:style>
    <style:style style:name="T7" style:family="text">
      <style:text-properties officeooo:rsid="0018b926"/>
    </style:style>
    <style:style style:name="T8" style:family="text">
      <style:text-properties officeooo:rsid="001d48dd"/>
    </style:style>
    <style:style style:name="T9" style:family="text">
      <style:text-properties officeooo:rsid="001de505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Kenan Sooklall</text:p>
      <text:p text:style-name="P7">2022-02-14</text:p>
      <text:p text:style-name="P7">IS-698</text:p>
      <text:p text:style-name="P7"/>
      <text:p text:style-name="P7"/>
      <text:p text:style-name="P9"><text:span text:style-name="T4">Predicting </text:span>type 2 diabet<text:span text:style-name="T4">es readmission</text:span></text:p>
      <text:p text:style-name="P8"/>
      <text:p text:style-name="P8"/>
      <text:p text:style-name="P10">Introduction</text:p>
      <text:p text:style-name="P1">Type 2 diabetes has reached epidemic proportions worldwide. According to the WHO diabetes has entered the top 10 causes of death, following a significant percentage increase of 70% since 2000. Diabetes is also responsible for the largest rise in male deaths among the top 10, with an 80% increase since 2000. Diabetes is a group of diseases that affect insulin production and use. In type 1 diabetes, the pancreas can’t produce insulin. The cause isn’t known. In type 2 diabetes, the pancreas doesn’t produce enough insulin, or insulin can’t be used effectively. Type 2 diabetes can be caused by a number of factors, including poor diet, lack of exercise, and being overweight.</text:p>
      <text:p text:style-name="P1"/>
      <text:p text:style-name="P12">Re<text:span text:style-name="T1">search</text:span></text:p>
      <text:p text:style-name="P14"><text:span text:style-name="T1">Due to the high impact of diabetes </text:span>we will be looking into what causes someone to be readmitted to a hospital from diabetes. <text:span text:style-name="T1">This paper will focus on admission data, lab diagnosis, patient details, diagnosis data and diabetic drugs. </text:span></text:p>
      <text:p text:style-name="P14"/>
      <text:p text:style-name="P15"><text:span text:style-name="T7">Lab diagnosis contains number of lab procedures, number of medications and number of emergency visits. </text:span>Admission data <text:span text:style-name="T7">contains id for admission type, discharge disposition, </text:span>admission source <text:span text:style-name="T7">and </text:span>time in hospital. <text:span text:style-name="T7">Patient details consist of age, gender, weight and race. Diagnosis data has information about the diagnosis for each visit. The diabetic drugs consists of 24 drugs administered for type 2 diabetes. </text:span></text:p>
      <text:p text:style-name="P15"/>
      <text:p text:style-name="P21">A combination of <text:span text:style-name="T8">those</text:span> datasets will be used along with feature extraction to predict readmission.</text:p>
      <text:p text:style-name="P4"/>
      <text:p text:style-name="P5">Methodology</text:p>
      <text:p text:style-name="P19">This is a classification problem so random forest will be a good starting point to get base line accuracy. From there more complex models like <text:span text:style-name="T6">feed-forward neural network</text:span> will used to beat the base line. <text:span text:style-name="T6">Other classification algorithms like AdaBoost and GradientBoosting will be used. All algorithms will be compared to find the best one according to various methods such as precision, recall, f1-score and accuracy. </text:span>This <text:span text:style-name="T9">whole</text:span> process will be iterative with training and testing.</text:p>
      <text:p text:style-name="P16"/>
      <text:p text:style-name="P16">With the trained models SHAP <text:span text:style-name="T5">algorithm</text:span> will be used to determine the important features that correlate to <text:span text:style-name="T6">a </text:span>type 2 diabet<text:span text:style-name="T6">ic being readmitted</text:span>. <text:span text:style-name="T9">Other explanatory algorithms will be used to further understand how the models made their predictions.</text:span> </text:p>
      <text:p text:style-name="P18"/>
      <text:p text:style-name="P18"/>
      <text:p text:style-name="P11"><text:soft-page-break/>Assumptions</text:p>
      <text:p text:style-name="P2"><text:span text:style-name="T2">This </text:span>research focus on the data available to perform the analysis <text:span text:style-name="T2">and thus </text:span>assumes that the data <text:span text:style-name="T2">is accurate. All conclusions are subject to the constraints of the data accuracy. </text:span></text:p>
      <text:p text:style-name="P2"/>
      <text:p text:style-name="P2"/>
      <text:p text:style-name="P13">Data Source</text:p>
      <text:p text:style-name="P22"><text:span text:style-name="T3">The data are submitted on behalf of the Center for Clinical and Translational Research, Virginia Commonwealth University, a recipient of NIH CTSA grant UL1 TR00058 and a recipient of the CERNER data. John Clore (jclore '@' vcu.edu), Krzysztof J. Cios (kcios '@' vcu.edu), Jon DeShazo (jpdeshazo '@' vcu.edu), and Beata Strack (strackb '@' vcu.edu). This data is a de-identified abstract of the Health Facts database (Cerner Corporation, Kansas City, MO).</text:span></text:p>
      <text:p text:style-name="P22"><text:span text:style-name="T3">https://archive-beta.ics.uci.edu/ml/datasets/diabetes+130+us+hospitals+for+years+1999+2008</text:span></text:p>
      <text:p text:style-name="P20"/>
      <text:p text:style-name="P2"/>
      <text:p text:style-name="P6">References</text:p>
      <text:p text:style-name="P3">https://www.healthline.com/health/top-10-deadliest-diseases#diabetes</text:p>
      <text:p text:style-name="P3"><text:a xlink:type="simple" xlink:href="https://www.who.int/news-room/fact-sheets/detail/the-top-10-causes-of-death" text:style-name="Internet_20_link" text:visited-style-name="Visited_20_Internet_20_Link">https://www.who.int/news-room/fact-sheets/detail/the-top-10-causes-of-death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" svg:font-family="Calibr"/>
    <style:font-face style:name="Helvetica Neue" svg:font-family="'Helvetica Neue', Helvetica, Arial, sans-serif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4T20:24:55.028935807</meta:creation-date>
    <dc:date>2022-02-25T19:22:25.916252203</dc:date>
    <meta:editing-duration>P2DT2H25M10S</meta:editing-duration>
    <meta:editing-cycles>20</meta:editing-cycles>
    <meta:generator>LibreOffice/6.0.7.3$Linux_X86_64 LibreOffice_project/00m0$Build-3</meta:generator>
    <meta:print-date>2022-02-19T18:00:44.422513145</meta:print-date>
    <meta:document-statistic meta:table-count="0" meta:image-count="0" meta:object-count="0" meta:page-count="2" meta:paragraph-count="21" meta:word-count="460" meta:character-count="3140" meta:non-whitespace-character-count="2697"/>
  </office:meta>
</office:document-meta>
</file>